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200000047B3130D531A38854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1" fo:font-size="11pt" fo:font-weight="bold" officeooo:rsid="0021b98b" officeooo:paragraph-rsid="0021b98b" style:font-size-asian="10.5pt" style:font-weight-asian="bold" style:font-weight-complex="bold"/>
    </style:style>
    <style:style style:name="P2" style:family="paragraph" style:parent-style-name="Header">
      <style:paragraph-properties fo:line-height="115%">
        <style:tab-stops>
          <style:tab-stop style:position="3.5417in" style:type="center"/>
          <style:tab-stop style:position="6.6929in" style:type="right"/>
        </style:tab-stops>
      </style:paragraph-properties>
      <style:text-properties style:font-name="Arial1" officeooo:rsid="00146ea9" officeooo:paragraph-rsid="00146ea9"/>
    </style:style>
    <style:style style:name="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1" officeooo:rsid="001db9e4" officeooo:paragraph-rsid="001c88b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fo:font-weight="bold" officeooo:rsid="00231bd8" officeooo:paragraph-rsid="00231bd8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2b664b" officeooo:paragraph-rsid="002b664b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2b9b4f" officeooo:paragraph-rsid="002b9b4f"/>
    </style:style>
    <style:style style:name="P9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 style:punctuation-wrap="hanging" style:line-break="strict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font-name="Arial1" officeooo:rsid="00146ea9"/>
    </style:style>
    <style:style style:name="T2" style:family="text">
      <style:text-properties style:font-name="Arial1" fo:font-size="11pt" officeooo:rsid="0021b98b" style:font-size-asian="10.5pt"/>
    </style:style>
    <style:style style:name="T3" style:family="text">
      <style:text-properties style:font-name="Arial1" officeooo:rsid="001ab199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weight="normal" officeooo:rsid="0024550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UNCIADO</text:p>
      <text:p text:style-name="P5"/>
      <text:p text:style-name="P7"><text:span text:style-name="T5">L</text:span><text:span text:style-name="T4">a tarea consiste en reproducir con la máxima fidelidad la página representada en BigData.png. Para no tener que teclear el texto, se proporciona el fichero BigData.rtf, con todo el texto necesario.</text:span></text:p>
      <text:p text:style-name="P7"><text:span text:style-name="T4"/></text:p>
      <text:p text:style-name="P7"><text:span text:style-name="T4">Esta actividad representa el 25% de la calificación de la UD4.</text:span></text:p>
      <text:p text:style-name="P7"><text:span text:style-name="T4"/></text:p>
      <text:p text:style-name="P8"><text:span text:style-name="T4">Se descontará 0.5 puntos por cada error o estilo no reproducido, y para que se pueda corregir la parte de CSS, la parte de HTML deberá estar completa (prerrequisito para evaluar el CS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1pt" fo:font-weight="bold" officeooo:rsid="0021b98b" officeooo:paragraph-rsid="0021b98b" style:font-size-asian="10.5pt" style:font-weight-asian="bold" style:font-weight-complex="bold"/>
    </style:style>
    <style:style style:name="MP2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 style:punctuation-wrap="hanging" style:line-break="strict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MP4" style:family="paragraph" style:parent-style-name="Header">
      <style:paragraph-properties fo:line-height="115%">
        <style:tab-stops>
          <style:tab-stop style:position="3.5417in" style:type="center"/>
          <style:tab-stop style:position="6.6929in" style:type="right"/>
        </style:tab-stops>
      </style:paragraph-properties>
      <style:text-properties style:font-name="Arial1"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Arial1" officeooo:rsid="00146ea9"/>
    </style:style>
    <style:style style:name="MT2" style:family="text">
      <style:text-properties style:font-name="Arial1" fo:font-size="11pt" officeooo:rsid="0021b98b" style:font-size-asian="10.5pt"/>
    </style:style>
    <style:style style:name="MT3" style:family="text">
      <style:text-properties style:font-name="Arial1" officeooo:rsid="001ab199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Forma2_0" draw:style-name="Mgr1" draw:text-style-name="MP2" svg:width="1.1705in" svg:height="0.3961in" svg:x="-0.0173in" svg:y="-0.1728in"><draw:image xlink:href="Pictures/10000000000000D200000047B3130D531A388548.png" xlink:type="simple" xlink:show="embed" xlink:actuate="onLoad" loext:mime-type="image/png"><text:p/></draw:image></draw:frame>LMSGI</text:p>
        <text:p text:style-name="MP3"><text:span text:style-name="MT1">Unidad</text:span><text:span text:style-name="MT2"> 4 </text:span><text:span text:style-name="MT1">– </text:span><text:span text:style-name="MT3">C</text:span><text:span text:style-name="MT2">SS</text:span></text:p>
        <text:p text:style-name="MP4"><text:s/><text:tab/><text:tab/></text:p>
      </style:header>
      <style:footer>
        <text:p text:style-name="MP5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30:45.914000000</meta:creation-date>
    <dc:date>2020-11-01T18:16:35.195151850</dc:date>
    <meta:editing-duration>PT1H20M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1" meta:paragraph-count="8" meta:word-count="83" meta:character-count="482" meta:non-whitespace-character-count="402"/>
  </office:meta>
</office:document-meta>
</file>